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27969" officeooo:paragraph-rsid="00227969"/>
    </style:style>
    <style:style style:name="P2" style:family="paragraph" style:parent-style-name="Standard">
      <style:text-properties officeooo:rsid="002461fb" officeooo:paragraph-rsid="00250404"/>
    </style:style>
    <style:style style:name="P3" style:family="paragraph" style:parent-style-name="Standard">
      <style:text-properties officeooo:rsid="00258904" officeooo:paragraph-rsid="00258904"/>
    </style:style>
    <style:style style:name="P4" style:family="paragraph" style:parent-style-name="Standard">
      <style:text-properties officeooo:rsid="0026a630" officeooo:paragraph-rsid="0026a630"/>
    </style:style>
    <style:style style:name="T1" style:family="text">
      <style:text-properties officeooo:rsid="002504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y choosing a good activation function, training becomes better or efficient.</text:p>
      <text:p text:style-name="P3">Hyperbolic tangent activation and ReLU<text:span text:style-name="T1">(Rectified Linear Neuron) </text:span>give better efficiency and fast convergence.</text:p>
      <text:p text:style-name="P2"><text:span text:style-name="T1">ReLU</text:span> <text:span text:style-name="T1">is especially cheaper than other activations. (according to this article, </text:span><text:a xlink:type="simple" xlink:href="http://machinelearning.wustl.edu/mlpapers/paper_files/icml2010_NairH10.pdf"><text:span text:style-name="T1">http://machinelearning.wustl.edu/mlpapers/paper_files/icml2010_NairH10.pdf</text:span></text:a><text:span text:style-name="T1">)</text:span></text:p>
      <text:p text:style-name="P2"/>
      <text:p text:style-name="P4">Giving different initialization of the weight changes the gradient (balanced or unbalanced) and it will gives different features in the end. This difference will not change a lot if we use only few layers (one or two) but the change will be significant when we use really deep layers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2T09:11:55.686403751</meta:creation-date>
    <dc:date>2016-05-12T13:38:33.668842925</dc:date>
    <meta:editing-duration>PT3H7M41S</meta:editing-duration>
    <meta:editing-cycles>17</meta:editing-cycles>
    <meta:generator>LibreOffice/4.2.8.2$Linux_X86_64 LibreOffice_project/420m0$Build-2</meta:generator>
    <meta:document-statistic meta:table-count="0" meta:image-count="0" meta:object-count="0" meta:page-count="1" meta:paragraph-count="4" meta:word-count="85" meta:character-count="623" meta:non-whitespace-character-count="542"/>
  </office:meta>
</office:document-meta>
</file>